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="Arrow" draw:marker-start-width="0.381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808080" style:font-name="LM Sans 10"/>
    </style:style>
    <style:style style:name="P3" style:family="paragraph">
      <style:text-properties style:font-name="LM Sans 10" fo:font-weight="bold" style:font-weight-asian="bold" style:font-weight-complex="bold"/>
    </style:style>
    <style:style style:name="P4" style:family="paragraph">
      <style:text-properties style:font-name="LM Sans 10" fo:font-style="italic" style:font-style-asian="italic" style:font-style-complex="italic"/>
    </style:style>
    <style:style style:name="T1" style:family="text">
      <style:text-properties fo:color="#808080" style:font-name="LM Sans 10"/>
    </style:style>
    <style:style style:name="T2" style:family="text">
      <style:text-properties style:font-name="LM Sans 10" fo:font-weight="bold" style:font-weight-asian="bold" style:font-weight-complex="bold"/>
    </style:style>
    <style:style style:name="T3" style:family="text">
      <style:text-properties style:font-name="LM Sans 1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9cm" svg:height="3.432cm" svg:x="9.746cm" svg:y="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2.786cm" svg:x="9.746cm" svg:y="7.88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244cm" svg:height="1.187cm" svg:x="4.666cm" svg:y="6.04cm">
          <draw:text-box>
            <text:p><text:span text:style-name="T1">Water column</text:span></text:p>
          </draw:text-box>
        </draw:frame>
        <draw:frame draw:style-name="gr3" draw:text-style-name="P2" draw:layer="layout" svg:width="4.113cm" svg:height="1.187cm" svg:x="4.666cm" svg:y="9.341cm">
          <draw:text-box>
            <text:p><text:span text:style-name="T1">Sediment box</text:span></text:p>
          </draw:text-box>
        </draw:frame>
        <draw:frame draw:style-name="gr3" draw:text-style-name="P3" draw:layer="layout" svg:width="2.051cm" svg:height="1.166cm" svg:x="10.266cm" svg:y="4.041cm">
          <draw:text-box>
            <text:p><text:span text:style-name="T2">xWat</text:span></text:p>
          </draw:text-box>
        </draw:frame>
        <draw:frame draw:style-name="gr3" draw:text-style-name="P3" draw:layer="layout" svg:width="2.001cm" svg:height="1.166cm" svg:x="15.967cm" svg:y="4.042cm">
          <draw:text-box>
            <text:p><text:span text:style-name="T2">sWat</text:span></text:p>
          </draw:text-box>
        </draw:frame>
        <draw:frame draw:style-name="gr3" draw:text-style-name="P3" draw:layer="layout" svg:width="1.891cm" svg:height="1.166cm" svg:x="10.266cm" svg:y="8.541cm">
          <draw:text-box>
            <text:p><text:span text:style-name="T2">xSed</text:span></text:p>
          </draw:text-box>
        </draw:frame>
        <draw:frame draw:style-name="gr3" draw:text-style-name="P3" draw:layer="layout" svg:width="1.84cm" svg:height="1.166cm" svg:x="15.967cm" svg:y="8.542cm">
          <draw:text-box>
            <text:p><text:span text:style-name="T2">sSed</text:span></text:p>
          </draw:text-box>
        </draw:frame>
        <draw:line draw:style-name="gr4" draw:text-style-name="P1" draw:layer="layout" svg:x1="11.224cm" svg:y1="5.664cm" svg:x2="11.224cm" svg:y2="8.741cm">
          <text:p/>
        </draw:line>
        <draw:frame draw:style-name="gr3" draw:text-style-name="P4" draw:layer="layout" svg:width="1.484cm" svg:height="1.187cm" svg:x="11.167cm" svg:y="6.142cm">
          <draw:text-box>
            <text:p><text:span text:style-name="T3">sett</text:span></text:p>
          </draw:text-box>
        </draw:frame>
        <draw:line draw:style-name="gr5" draw:text-style-name="P1" draw:layer="layout" svg:x1="16.924cm" svg:y1="5.652cm" svg:x2="16.924cm" svg:y2="8.729cm">
          <text:p/>
        </draw:line>
        <draw:frame draw:style-name="gr3" draw:text-style-name="P4" draw:layer="layout" svg:width="1.353cm" svg:height="1.187cm" svg:x="16.867cm" svg:y="6.143cm">
          <draw:text-box>
            <text:p><text:span text:style-name="T3">diff</text:span></text:p>
          </draw:text-box>
        </draw:frame>
        <draw:frame draw:style-name="gr3" draw:text-style-name="P4" draw:layer="layout" svg:width="2.614cm" svg:height="1.187cm" svg:x="12.567cm" svg:y="9.243cm">
          <draw:text-box>
            <text:p><text:span text:style-name="T3">degrSed</text:span></text:p>
          </draw:text-box>
        </draw:frame>
        <draw:frame draw:style-name="gr3" draw:text-style-name="P4" draw:layer="layout" svg:width="2.763cm" svg:height="1.187cm" svg:x="12.567cm" svg:y="4.744cm">
          <draw:text-box>
            <text:p><text:span text:style-name="T3">degrWat</text:span></text:p>
          </draw:text-box>
        </draw:frame>
        <draw:line draw:style-name="gr4" draw:text-style-name="P1" draw:layer="layout" svg:x1="12.424cm" svg:y1="4.702cm" svg:x2="15.842cm" svg:y2="4.702cm">
          <text:p/>
        </draw:line>
        <draw:line draw:style-name="gr4" draw:text-style-name="P1" draw:layer="layout" svg:x1="12.411cm" svg:y1="9.202cm" svg:x2="15.829cm" svg:y2="9.202cm">
          <text:p/>
        </draw:line>
        <draw:frame draw:style-name="gr3" draw:text-style-name="P4" draw:layer="layout" svg:width="1.569cm" svg:height="1.187cm" svg:x="5.936cm" svg:y="4.061cm">
          <draw:text-box>
            <text:p><text:span text:style-name="T3">flow</text:span></text:p>
          </draw:text-box>
        </draw:frame>
        <draw:line draw:style-name="gr4" draw:text-style-name="P1" draw:layer="layout" svg:x1="7.714cm" svg:y1="4.702cm" svg:x2="9.329cm" svg:y2="4.702cm">
          <text:p/>
        </draw:line>
        <draw:frame draw:style-name="gr3" draw:text-style-name="P4" draw:layer="layout" svg:width="1.569cm" svg:height="1.187cm" svg:x="21.037cm" svg:y="4.062cm">
          <draw:text-box>
            <text:p><text:span text:style-name="T3">flow</text:span></text:p>
          </draw:text-box>
        </draw:frame>
        <draw:line draw:style-name="gr4" draw:text-style-name="P1" draw:layer="layout" svg:x1="19.115cm" svg:y1="4.703cm" svg:x2="20.73cm" svg:y2="4.703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K</meta:initial-creator>
    <meta:creation-date>2016-08-03T17:09:53.910313549</meta:creation-date>
    <dc:date>2016-11-30T12:09:14.842720504</dc:date>
    <dc:creator>David K</dc:creator>
    <meta:editing-duration>PT9M18S</meta:editing-duration>
    <meta:editing-cycles>3</meta:editing-cycles>
    <meta:generator>LibreOffice/4.2.8.2$Linux_X86_64 LibreOffice_project/420m0$Build-2</meta:generator>
    <meta:document-statistic meta:object-count="43"/>
  </office:meta>
</office:document-meta>
</file>